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d4f3" officeooo:paragraph-rsid="0002d4f3"/>
    </style:style>
    <style:style style:name="P2" style:family="paragraph" style:parent-style-name="Standard">
      <style:text-properties officeooo:rsid="0003a3b6" officeooo:paragraph-rsid="0003a3b6"/>
    </style:style>
    <style:style style:name="P3" style:family="paragraph" style:parent-style-name="Standard" style:list-style-name="L1">
      <style:text-properties officeooo:rsid="0003a3b6" officeooo:paragraph-rsid="0003a3b6"/>
    </style:style>
    <style:style style:name="P4" style:family="paragraph" style:parent-style-name="Standard" style:list-style-name="L1">
      <style:text-properties officeooo:rsid="0004eeb9" officeooo:paragraph-rsid="0004eeb9"/>
    </style:style>
    <style:style style:name="P5" style:family="paragraph" style:parent-style-name="Standard" style:list-style-name="L1">
      <style:text-properties officeooo:rsid="000807c6" officeooo:paragraph-rsid="000807c6"/>
    </style:style>
    <style:style style:name="T1" style:family="text">
      <style:text-properties officeooo:rsid="000807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</text:p>
      <text:p text:style-name="P1">Creación de tiendas dedicadas al comercio de bienes y servicios en la ciudad de San Miguel, considerando la nueva realidad post COVID-19</text:p>
      <text:p text:style-name="P1"/>
      <text:p text:style-name="P2">marco contextual</text:p>
      <text:p text:style-name="P2">Ana maría por motivos de la pandemia, quiere poner una tienda de ropa en San Miguel. Su familia le dice que la ponga físicamente y sus amigos le dicen que la ponga en linea, ella tiene un presupuesto de: (tanto) , ahora ella desea saber que es mas factible</text:p>
      <text:p text:style-name="P1"/>
      <text:p text:style-name="P2">alternativas:</text:p>
      <text:list xml:id="list3170887239" text:style-name="L1">
        <text:list-item>
          <text:p text:style-name="P3">Tienda en linea</text:p>
          <text:list>
            <text:list-item>
              <text:p text:style-name="P3">compra de mercadería</text:p>
            </text:list-item>
            <text:list-item>
              <text:p text:style-name="P4">empaque</text:p>
            </text:list-item>
            <text:list-item>
              <text:p text:style-name="P4">Equipo de fotografía </text:p>
            </text:list-item>
          </text:list>
        </text:list-item>
        <text:list-item>
          <text:p text:style-name="P3">Alquilar espacio para la tienda</text:p>
          <text:list>
            <text:list-item>
              <text:p text:style-name="P4">compra de ropa</text:p>
            </text:list-item>
            <text:list-item>
              <text:p text:style-name="P4">alquiler (<text:span text:style-name="T1">mensual</text:span>)</text:p>
            </text:list-item>
            <text:list-item>
              <text:p text:style-name="P4">luz</text:p>
            </text:list-item>
            <text:list-item>
              <text:p text:style-name="P4">agua</text:p>
            </text:list-item>
            <text:list-item>
              <text:p text:style-name="P4">inmobiliario</text:p>
            </text:list-item>
            <text:list-item>
              <text:p text:style-name="P4">empaque</text:p>
            </text:list-item>
            <text:list-item>
              <text:p text:style-name="P5">personal</text:p>
            </text:list-item>
            <text:list-item>
              <text:p text:style-name="P5">Equipo de fotografía </text:p>
            </text:list-item>
          </text:list>
        </text:list-item>
        <text:list-item>
          <text:p text:style-name="P3">Comprar un espacio para la tienda</text:p>
          <text:list>
            <text:list-item>
              <text:p text:style-name="P4">compra de ropa</text:p>
            </text:list-item>
            <text:list-item>
              <text:p text:style-name="P4">luz</text:p>
            </text:list-item>
            <text:list-item>
              <text:p text:style-name="P4">agua</text:p>
            </text:list-item>
            <text:list-item>
              <text:p text:style-name="P4">inmobiliario</text:p>
            </text:list-item>
            <text:list-item>
              <text:p text:style-name="P4">empaque</text:p>
            </text:list-item>
            <text:list-item>
              <text:p text:style-name="P5">personal</text:p>
            </text:list-item>
            <text:list-item>
              <text:p text:style-name="P5">Mantenimiento del local</text:p>
            </text:list-item>
            <text:list-item>
              <text:p text:style-name="P5">Equipo de fotografía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6:54:35.985476636</meta:creation-date>
    <dc:date>2021-08-26T20:20:08.694867746</dc:date>
    <meta:editing-duration>PT1H44M21S</meta:editing-duration>
    <meta:editing-cycles>1</meta:editing-cycles>
    <meta:document-statistic meta:table-count="0" meta:image-count="0" meta:object-count="0" meta:page-count="1" meta:paragraph-count="27" meta:word-count="145" meta:character-count="757" meta:non-whitespace-character-count="658"/>
    <meta:generator>LibreOffice/7.0.4.2$Linux_X86_64 LibreOffice_project/00$Build-2</meta:generator>
  </office:meta>
</office:document-meta>
</file>